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06A00000073421ED762.png" manifest:media-type="image/png"/>
  <manifest:file-entry manifest:full-path="Pictures/10000000000002CD0000022B91B4F019.png" manifest:media-type="image/png"/>
  <manifest:file-entry manifest:full-path="Pictures/1000000000000245000001C280494388.png" manifest:media-type="image/png"/>
  <manifest:file-entry manifest:full-path="Pictures/1000000000000072000000D0AF6291B5.png" manifest:media-type="image/png"/>
  <manifest:file-entry manifest:full-path="Pictures/1000229E000069D50000580F27CA69EC.wmf" manifest:media-type="image/x-wmf"/>
  <manifest:file-entry manifest:full-path="Pictures/10000000000001C30000026E8C721E45.png" manifest:media-type="image/png"/>
  <manifest:file-entry manifest:full-path="Pictures/100000000000024E000001A5510A1DA3.png" manifest:media-type="image/png"/>
  <manifest:file-entry manifest:full-path="Pictures/1000000000000201000001E5207971F6.png" manifest:media-type="image/png"/>
  <manifest:file-entry manifest:full-path="Pictures/1000000000000246000001C4ED58BEEF.png" manifest:media-type="image/png"/>
  <manifest:file-entry manifest:full-path="Pictures/10000000000001FF00000293AB659551.png" manifest:media-type="image/png"/>
  <manifest:file-entry manifest:full-path="Pictures/100000010000030700000285AD9C6DB4.png" manifest:media-type="image/png"/>
  <manifest:file-entry manifest:full-path="Pictures/100000000000006B0000006F86D6FAFC.png" manifest:media-type="image/png"/>
  <manifest:file-entry manifest:full-path="Pictures/100000000000024C000002047FBFE730.png" manifest:media-type="image/png"/>
  <manifest:file-entry manifest:full-path="Pictures/100000000000026D0000026C635B5D3C.png" manifest:media-type="image/png"/>
  <manifest:file-entry manifest:full-path="Pictures/10000000000002AC000000B2EFAA324A.png" manifest:media-type="image/png"/>
  <manifest:file-entry manifest:full-path="Pictures/100000000000015A0000015CA2A1184D.png" manifest:media-type="image/png"/>
  <manifest:file-entry manifest:full-path="Pictures/100000000000020E000001E9C356F2C1.png" manifest:media-type="image/png"/>
  <manifest:file-entry manifest:full-path="Pictures/1000000000000228000002054ABE91B8.png" manifest:media-type="image/png"/>
  <manifest:file-entry manifest:full-path="Pictures/1000000000000243000001EAF2BF7CD8.png" manifest:media-type="image/png"/>
  <manifest:file-entry manifest:full-path="Pictures/100000000000013200000139630EDC4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Модул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_5f_" presentation:presentation-page-layout-name="AL2T1">
        <office:forms form:automatic-focus="false" form:apply-design-mode="false"/>
        <draw:line draw:style-name="gr6" draw:text-style-name="P5" draw:layer="layout" svg:x1="21.59cm" svg:y1="15.69cm" svg:x2="21.59cm" svg:y2="19.05cm">
          <text:p/>
        </draw:line>
        <draw:line draw:style-name="gr6" draw:text-style-name="P5" draw:layer="layout" svg:x1="21.59cm" svg:y1="15.69cm" svg:x2="25.4cm" svg:y2="15.69cm">
          <text:p/>
        </draw:line>
        <draw:frame draw:style-name="gr7" draw:text-style-name="P6" draw:layer="layout" svg:width="13.519cm" svg:height="17.435cm" svg:x="0.278cm" svg:y="0.868cm">
          <draw:image xlink:href="Pictures/10000000000001FF00000293AB659551.png" xlink:type="simple" xlink:show="embed" xlink:actuate="onLoad" draw:mime-type="image/png">
            <text:p/>
          </draw:image>
        </draw:frame>
        <draw:frame draw:style-name="gr7" draw:text-style-name="P6" draw:layer="layout" svg:width="2.83cm" svg:height="2.936cm" svg:x="22.198cm" svg:y="15.73cm">
          <draw:image xlink:href="Pictures/100000000000006B0000006F86D6FA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_5f_" presentation:presentation-page-layout-name="AL2T1">
        <office:forms form:automatic-focus="false" form:apply-design-mode="false"/>
        <draw:frame draw:style-name="gr7" draw:text-style-name="P6" draw:layer="layout" svg:width="2.83cm" svg:height="2.936cm" svg:x="0.433cm" svg:y="14.741cm">
          <draw:image xlink:href="Pictures/100000000000006B0000006F86D6FAFC.png" xlink:type="simple" xlink:show="embed" xlink:actuate="onLoad" draw:mime-type="image/png">
            <text:p/>
          </draw:image>
        </draw:frame>
        <draw:frame draw:style-name="gr8" draw:text-style-name="P8" draw:layer="layout" svg:width="13.916cm" svg:height="12.937cm" svg:x="11.263cm" svg:y="0.963cm">
          <draw:image xlink:href="Pictures/100000000000020E000001E9C356F2C1.png" xlink:type="simple" xlink:show="embed" xlink:actuate="onLoad" draw:mime-type="image/png">
            <text:p/>
          </draw:image>
        </draw:frame>
        <draw:frame draw:style-name="gr8" draw:text-style-name="P8" draw:layer="layout" svg:width="9.154cm" svg:height="9.207cm" svg:x="0.231cm" svg:y="1.01cm">
          <draw:image xlink:href="Pictures/100000000000015A0000015CA2A1184D.png" xlink:type="simple" xlink:show="embed" xlink:actuate="onLoad" draw:mime-type="image/png">
            <text:p/>
          </draw:image>
        </draw:frame>
        <draw:line draw:style-name="gr6" draw:text-style-name="P5" draw:layer="layout" svg:x1="0.184cm" svg:y1="14.288cm" svg:x2="25.101cm" svg:y2="14.288cm">
          <text:p/>
        </draw:line>
        <draw:line draw:style-name="gr6" draw:text-style-name="P5" draw:layer="layout" svg:x1="10.422cm" svg:y1="0.162cm" svg:x2="10.422cm" svg:y2="14.288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7" draw:text-style-name="P6" draw:layer="layout" svg:width="2.83cm" svg:height="2.936cm" svg:x="0.433cm" svg:y="14.741cm">
          <draw:image xlink:href="Pictures/100000000000006B0000006F86D6FAFC.png" xlink:type="simple" xlink:show="embed" xlink:actuate="onLoad" draw:mime-type="image/png">
            <text:p/>
          </draw:image>
        </draw:frame>
        <draw:frame draw:style-name="gr8" draw:text-style-name="P8" draw:layer="layout" svg:width="9.154cm" svg:height="9.207cm" svg:x="0.231cm" svg:y="1.01cm">
          <draw:image xlink:href="Pictures/100000000000015A0000015CA2A1184D.png" xlink:type="simple" xlink:show="embed" xlink:actuate="onLoad" draw:mime-type="image/png">
            <text:p/>
          </draw:image>
        </draw:frame>
        <draw:line draw:style-name="gr6" draw:text-style-name="P5" draw:layer="layout" svg:x1="0.184cm" svg:y1="14.288cm" svg:x2="25.101cm" svg:y2="14.288cm">
          <text:p/>
        </draw:line>
        <draw:line draw:style-name="gr6" draw:text-style-name="P5" draw:layer="layout" svg:x1="10.422cm" svg:y1="0.162cm" svg:x2="10.422cm" svg:y2="14.288cm">
          <text:p/>
        </draw:line>
        <draw:frame draw:style-name="gr8" draw:text-style-name="P8" draw:layer="layout" svg:width="13.572cm" svg:height="12.831cm" svg:x="10.776cm" svg:y="0.74cm">
          <draw:image xlink:href="Pictures/1000000000000201000001E5207971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_5f__5f_" presentation:presentation-page-layout-name="AL2T1">
        <office:forms form:automatic-focus="false" form:apply-design-mode="false"/>
        <draw:frame draw:style-name="gr7" draw:text-style-name="P6" draw:layer="layout" svg:width="2.83cm" svg:height="2.936cm" svg:x="0.433cm" svg:y="14.741cm">
          <draw:image xlink:href="Pictures/100000000000006B0000006F86D6FAFC.png" xlink:type="simple" xlink:show="embed" xlink:actuate="onLoad" draw:mime-type="image/png">
            <text:p/>
          </draw:image>
        </draw:frame>
        <draw:frame draw:style-name="gr8" draw:text-style-name="P8" draw:layer="layout" svg:width="9.154cm" svg:height="9.207cm" svg:x="0.231cm" svg:y="1.01cm">
          <draw:image xlink:href="Pictures/100000000000015A0000015CA2A1184D.png" xlink:type="simple" xlink:show="embed" xlink:actuate="onLoad" draw:mime-type="image/png">
            <text:p/>
          </draw:image>
        </draw:frame>
        <draw:line draw:style-name="gr6" draw:text-style-name="P5" draw:layer="layout" svg:x1="0.184cm" svg:y1="14.288cm" svg:x2="25.101cm" svg:y2="14.288cm">
          <text:p/>
        </draw:line>
        <draw:line draw:style-name="gr6" draw:text-style-name="P5" draw:layer="layout" svg:x1="10.422cm" svg:y1="0.162cm" svg:x2="10.422cm" svg:y2="14.288cm">
          <text:p/>
        </draw:line>
        <draw:frame draw:style-name="gr8" draw:text-style-name="P8" draw:layer="layout" svg:width="14.567cm" svg:height="12.328cm" svg:x="10.652cm" svg:y="1.017cm">
          <draw:image xlink:href="Pictures/1000000000000243000001EAF2BF7C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" presentation:presentation-page-layout-name="AL2T1">
        <office:forms form:automatic-focus="false" form:apply-design-mode="false"/>
        <draw:frame draw:style-name="gr7" draw:text-style-name="P6" draw:layer="layout" svg:width="2.83cm" svg:height="2.936cm" svg:x="0.433cm" svg:y="14.741cm">
          <draw:image xlink:href="Pictures/100000000000006B0000006F86D6FAFC.png" xlink:type="simple" xlink:show="embed" xlink:actuate="onLoad" draw:mime-type="image/png">
            <text:p/>
          </draw:image>
        </draw:frame>
        <draw:frame draw:style-name="gr8" draw:text-style-name="P8" draw:layer="layout" svg:width="9.154cm" svg:height="9.207cm" svg:x="0.231cm" svg:y="1.01cm">
          <draw:image xlink:href="Pictures/100000000000015A0000015CA2A1184D.png" xlink:type="simple" xlink:show="embed" xlink:actuate="onLoad" draw:mime-type="image/png">
            <text:p/>
          </draw:image>
        </draw:frame>
        <draw:line draw:style-name="gr6" draw:text-style-name="P5" draw:layer="layout" svg:x1="0.184cm" svg:y1="14.288cm" svg:x2="25.101cm" svg:y2="14.288cm">
          <text:p/>
        </draw:line>
        <draw:line draw:style-name="gr6" draw:text-style-name="P5" draw:layer="layout" svg:x1="10.422cm" svg:y1="0.162cm" svg:x2="10.422cm" svg:y2="14.288cm">
          <text:p/>
        </draw:line>
        <draw:frame draw:style-name="gr8" draw:text-style-name="P8" draw:layer="layout" svg:width="13.983cm" svg:height="13.096cm" svg:x="10.796cm" svg:y="1cm">
          <draw:image xlink:href="Pictures/1000000000000228000002054ABE91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" presentation:presentation-page-layout-name="AL2T1">
        <office:forms form:automatic-focus="false" form:apply-design-mode="false"/>
        <draw:line draw:style-name="gr6" draw:text-style-name="P5" draw:layer="layout" svg:x1="10.422cm" svg:y1="0.162cm" svg:x2="10.422cm" svg:y2="19.05cm">
          <text:p/>
        </draw:line>
        <draw:frame draw:style-name="gr8" draw:text-style-name="P8" draw:layer="layout" svg:width="10.004cm" svg:height="13.796cm" svg:x="0.131cm" svg:y="0.193cm">
          <draw:image xlink:href="Pictures/10000000000001C30000026E8C721E45.png" xlink:type="simple" xlink:show="embed" xlink:actuate="onLoad" draw:mime-type="image/png">
            <text:p/>
          </draw:image>
        </draw:frame>
        <draw:frame draw:style-name="gr8" draw:text-style-name="P8" draw:layer="layout" svg:width="13.553cm" svg:height="13.531cm" svg:x="10.696cm" svg:y="0.311cm">
          <draw:image xlink:href="Pictures/100000000000026D0000026C635B5D3C.png" xlink:type="simple" xlink:show="embed" xlink:actuate="onLoad" draw:mime-type="image/png">
            <text:p/>
          </draw:image>
        </draw:frame>
        <draw:frame draw:style-name="gr8" draw:text-style-name="P8" draw:layer="layout" svg:width="6.683cm" svg:height="6.835cm" svg:x="18.383cm" svg:y="12.215cm">
          <draw:image xlink:href="Pictures/100000000000013200000139630EDC47.png" xlink:type="simple" xlink:show="embed" xlink:actuate="onLoad" draw:mime-type="image/png">
            <text:p/>
          </draw:image>
        </draw:frame>
        <draw:line draw:style-name="gr6" draw:text-style-name="P5" draw:layer="layout" svg:x1="18.083cm" svg:y1="11.964cm" svg:x2="25.4cm" svg:y2="11.964cm">
          <text:p/>
        </draw:line>
        <draw:line draw:style-name="gr6" draw:text-style-name="P5" draw:layer="layout" svg:x1="18.083cm" svg:y1="11.964cm" svg:x2="18.083cm" svg:y2="19.05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" presentation:presentation-page-layout-name="AL2T1">
        <office:forms form:automatic-focus="false" form:apply-design-mode="false"/>
        <draw:line draw:style-name="gr6" draw:text-style-name="P5" draw:layer="layout" svg:x1="12.424cm" svg:y1="0.162cm" svg:x2="12.424cm" svg:y2="19.05cm">
          <text:p/>
        </draw:line>
        <draw:line draw:style-name="gr6" draw:text-style-name="P5" draw:layer="layout" svg:x1="20.683cm" svg:y1="11.964cm" svg:x2="25.4cm" svg:y2="11.964cm">
          <text:p/>
        </draw:line>
        <draw:line draw:style-name="gr6" draw:text-style-name="P5" draw:layer="layout" svg:x1="20.683cm" svg:y1="11.964cm" svg:x2="20.683cm" svg:y2="19.05cm">
          <text:p/>
        </draw:line>
        <draw:frame draw:style-name="gr8" draw:text-style-name="P8" draw:layer="layout" svg:width="11.612cm" svg:height="10.795cm" svg:x="0.151cm" svg:y="0.903cm">
          <draw:image xlink:href="Pictures/100000000000020E000001E9C356F2C1.png" xlink:type="simple" xlink:show="embed" xlink:actuate="onLoad" draw:mime-type="image/png">
            <text:p/>
          </draw:image>
        </draw:frame>
        <draw:frame draw:style-name="gr8" draw:text-style-name="P8" draw:layer="layout" svg:width="12.656cm" svg:height="9.828cm" svg:x="12.537cm" svg:y="0.917cm">
          <draw:image xlink:href="Pictures/1000000000000246000001C4ED58BEEF.png" xlink:type="simple" xlink:show="embed" xlink:actuate="onLoad" draw:mime-type="image/png">
            <text:p/>
          </draw:image>
        </draw:frame>
        <draw:frame draw:style-name="gr8" draw:text-style-name="P8" draw:layer="layout" svg:width="3.464cm" svg:height="6.321cm" svg:x="21.407cm" svg:y="12.273cm">
          <draw:image xlink:href="Pictures/1000000000000072000000D0AF6291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_5f_" presentation:presentation-page-layout-name="AL2T1">
        <office:forms form:automatic-focus="false" form:apply-design-mode="false"/>
        <draw:line draw:style-name="gr6" draw:text-style-name="P5" draw:layer="layout" svg:x1="0.184cm" svg:y1="12.378cm" svg:x2="25.101cm" svg:y2="12.378cm">
          <text:p/>
        </draw:line>
        <draw:line draw:style-name="gr6" draw:text-style-name="P5" draw:layer="layout" svg:x1="11.71cm" svg:y1="0.162cm" svg:x2="11.71cm" svg:y2="12.378cm">
          <text:p/>
        </draw:line>
        <draw:frame draw:style-name="gr8" draw:text-style-name="P8" draw:layer="layout" svg:width="11.158cm" svg:height="7.962cm" svg:x="0.161cm" svg:y="1.241cm">
          <draw:image xlink:href="Pictures/100000000000024E000001A5510A1DA3.png" xlink:type="simple" xlink:show="embed" xlink:actuate="onLoad" draw:mime-type="image/png">
            <text:p/>
          </draw:image>
        </draw:frame>
        <draw:frame draw:style-name="gr8" draw:text-style-name="P8" draw:layer="layout" svg:width="13.586cm" svg:height="10.516cm" svg:x="11.81cm" svg:y="1.201cm">
          <draw:image xlink:href="Pictures/10000000000002CD0000022B91B4F019.png" xlink:type="simple" xlink:show="embed" xlink:actuate="onLoad" draw:mime-type="image/png">
            <text:p/>
          </draw:image>
        </draw:frame>
        <draw:frame draw:style-name="gr8" draw:text-style-name="P8" draw:layer="layout" svg:width="15.56cm" svg:height="4.049cm" svg:x="0.292cm" svg:y="12.853cm">
          <draw:image xlink:href="Pictures/10000000000002AC000000B2EFAA32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" presentation:presentation-page-layout-name="AL2T1">
        <office:forms form:automatic-focus="false" form:apply-design-mode="false"/>
        <draw:line draw:style-name="gr6" draw:text-style-name="P5" draw:layer="layout" svg:x1="0.184cm" svg:y1="13.851cm" svg:x2="25.101cm" svg:y2="13.851cm">
          <text:p/>
        </draw:line>
        <draw:frame draw:style-name="gr8" draw:text-style-name="P8" draw:layer="layout" svg:width="12.085cm" svg:height="10.606cm" svg:x="0.184cm" svg:y="1.665cm">
          <draw:image xlink:href="Pictures/100000000000024C000002047FBFE730.png" xlink:type="simple" xlink:show="embed" xlink:actuate="onLoad" draw:mime-type="image/png">
            <text:p/>
          </draw:image>
        </draw:frame>
        <draw:frame draw:style-name="gr8" draw:text-style-name="P8" draw:layer="layout" svg:width="12.309cm" svg:height="9.534cm" svg:x="12.585cm" svg:y="1.565cm">
          <draw:image xlink:href="Pictures/1000000000000245000001C280494388.png" xlink:type="simple" xlink:show="embed" xlink:actuate="onLoad" draw:mime-type="image/png">
            <text:p/>
          </draw:image>
        </draw:frame>
        <draw:line draw:style-name="gr6" draw:text-style-name="P5" draw:layer="layout" svg:x1="12.486cm" svg:y1="0.162cm" svg:x2="12.486cm" svg:y2="13.851cm">
          <text:p/>
        </draw:line>
        <draw:frame draw:style-name="gr8" draw:text-style-name="P8" draw:layer="layout" svg:width="2.804cm" svg:height="3.042cm" svg:x="0.323cm" svg:y="14.262cm">
          <draw:image xlink:href="Pictures/100000000000006A00000073421ED76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13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16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3" draw:layer="backgroundobjects" svg:width="3.089cm" svg:height="1.023cm" svg:x="22.16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09T21:35:09.768324559</dc:date>
    <meta:editing-cycles>1632</meta:editing-cycles>
    <meta:editing-duration>P10DT1H15M38S</meta:editing-duration>
    <meta:generator>LibreOffice/24.2.0.3$Linux_X86_64 LibreOffice_project/420$Build-3</meta:generator>
    <meta:document-statistic meta:object-count="128"/>
  </office:meta>
</office:document-meta>
</file>